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0819c7" officeooo:paragraph-rsid="000819c7"/>
    </style:style>
    <style:style style:name="P2" style:family="paragraph" style:parent-style-name="Subtitle">
      <style:text-properties officeooo:rsid="000d2e14" officeooo:paragraph-rsid="000d2e14"/>
    </style:style>
    <style:style style:name="P3" style:family="paragraph" style:parent-style-name="Subtitle">
      <style:text-properties officeooo:rsid="001a2b3b" officeooo:paragraph-rsid="001a2b3b"/>
    </style:style>
    <style:style style:name="P4" style:family="paragraph" style:parent-style-name="Text_20_body">
      <style:text-properties officeooo:rsid="000c47fd" officeooo:paragraph-rsid="000c47fd"/>
    </style:style>
    <style:style style:name="P5" style:family="paragraph" style:parent-style-name="Text_20_body">
      <style:text-properties officeooo:rsid="000f4933" officeooo:paragraph-rsid="000f4933"/>
    </style:style>
    <style:style style:name="P6" style:family="paragraph" style:parent-style-name="Text_20_body">
      <style:text-properties officeooo:rsid="00100699" officeooo:paragraph-rsid="0013f85d"/>
    </style:style>
    <style:style style:name="P7" style:family="paragraph" style:parent-style-name="Text_20_body">
      <style:text-properties fo:font-weight="bold" officeooo:rsid="000f4933" officeooo:paragraph-rsid="000f4933" style:font-weight-asian="bold" style:font-weight-complex="bold"/>
    </style:style>
    <style:style style:name="P8" style:family="paragraph" style:parent-style-name="Text_20_body">
      <style:text-properties fo:font-weight="bold" officeooo:rsid="00149089" officeooo:paragraph-rsid="00149089" style:font-weight-asian="bold" style:font-weight-complex="bold"/>
    </style:style>
    <style:style style:name="P9" style:family="paragraph" style:parent-style-name="Text_20_body">
      <style:text-properties fo:font-weight="bold" officeooo:rsid="001b04e7" officeooo:paragraph-rsid="001b04e7" style:font-weight-asian="bold" style:font-weight-complex="bold"/>
    </style:style>
    <style:style style:name="P10" style:family="paragraph" style:parent-style-name="Text_20_body">
      <style:text-properties fo:font-weight="bold" officeooo:rsid="002802cc" officeooo:paragraph-rsid="002802cc" style:font-weight-asian="bold" style:font-weight-complex="bold"/>
    </style:style>
    <style:style style:name="P11" style:family="paragraph" style:parent-style-name="Text_20_body">
      <style:text-properties fo:font-weight="bold" officeooo:rsid="001e2dd3" officeooo:paragraph-rsid="001e2dd3" fo:background-color="transparent" style:font-weight-asian="bold" style:font-weight-complex="bold"/>
    </style:style>
    <style:style style:name="P12" style:family="paragraph" style:parent-style-name="Text_20_body">
      <style:text-properties officeooo:rsid="00102b65" officeooo:paragraph-rsid="00102b65"/>
    </style:style>
    <style:style style:name="P13" style:family="paragraph" style:parent-style-name="Text_20_body">
      <style:text-properties officeooo:rsid="0011f4bf" officeooo:paragraph-rsid="0011f4bf"/>
    </style:style>
    <style:style style:name="P14" style:family="paragraph" style:parent-style-name="Text_20_body">
      <style:text-properties officeooo:rsid="0011f4bf" officeooo:paragraph-rsid="0013814b"/>
    </style:style>
    <style:style style:name="P15" style:family="paragraph" style:parent-style-name="Text_20_body">
      <style:text-properties officeooo:rsid="0017f7e3" officeooo:paragraph-rsid="0017f7e3"/>
    </style:style>
    <style:style style:name="P16" style:family="paragraph" style:parent-style-name="Text_20_body">
      <style:text-properties fo:font-weight="normal" officeooo:rsid="00149089" officeooo:paragraph-rsid="00149089" style:font-weight-asian="normal" style:font-weight-complex="normal"/>
    </style:style>
    <style:style style:name="P17" style:family="paragraph" style:parent-style-name="Text_20_body">
      <style:text-properties officeooo:rsid="001b04e7" officeooo:paragraph-rsid="001b04e7"/>
    </style:style>
    <style:style style:name="P18" style:family="paragraph" style:parent-style-name="Text_20_body">
      <style:text-properties officeooo:rsid="001b04e7" officeooo:paragraph-rsid="0022a12e"/>
    </style:style>
    <style:style style:name="P19" style:family="paragraph" style:parent-style-name="Text_20_body">
      <style:text-properties officeooo:rsid="001e2dd3" officeooo:paragraph-rsid="001e2dd3" fo:background-color="transparent"/>
    </style:style>
    <style:style style:name="P20" style:family="paragraph" style:parent-style-name="Text_20_body">
      <style:text-properties officeooo:rsid="002802cc" officeooo:paragraph-rsid="002802cc" fo:background-color="transparent"/>
    </style:style>
    <style:style style:name="P21" style:family="paragraph" style:parent-style-name="Text_20_body">
      <style:text-properties officeooo:rsid="001ff1f4" officeooo:paragraph-rsid="001ff1f4"/>
    </style:style>
    <style:style style:name="P22" style:family="paragraph" style:parent-style-name="Text_20_body">
      <style:text-properties officeooo:paragraph-rsid="001ff1f4"/>
    </style:style>
    <style:style style:name="P23" style:family="paragraph" style:parent-style-name="Text_20_body">
      <style:text-properties officeooo:rsid="0024e513" officeooo:paragraph-rsid="0024e513"/>
    </style:style>
    <style:style style:name="P24" style:family="paragraph" style:parent-style-name="Subtitle">
      <style:text-properties officeooo:rsid="0029ebfe" officeooo:paragraph-rsid="0029ebfe"/>
    </style:style>
    <style:style style:name="P25" style:family="paragraph" style:parent-style-name="Subtitle">
      <style:text-properties officeooo:rsid="003b0032" officeooo:paragraph-rsid="003b0032"/>
    </style:style>
    <style:style style:name="P26" style:family="paragraph" style:parent-style-name="Text_20_body">
      <style:text-properties officeooo:rsid="001e2dd3" officeooo:paragraph-rsid="001e2dd3" fo:background-color="transparent"/>
    </style:style>
    <style:style style:name="P27" style:family="paragraph" style:parent-style-name="Text_20_body">
      <style:text-properties officeooo:rsid="0024e513" officeooo:paragraph-rsid="0024e513" fo:background-color="transparent"/>
    </style:style>
    <style:style style:name="P28" style:family="paragraph" style:parent-style-name="Text_20_body">
      <style:text-properties officeooo:rsid="001ff1f4" officeooo:paragraph-rsid="001ff1f4" fo:background-color="transparent"/>
    </style:style>
    <style:style style:name="P29" style:family="paragraph" style:parent-style-name="Text_20_body">
      <style:text-properties officeooo:rsid="0020ceb6" officeooo:paragraph-rsid="001ff1f4" fo:background-color="transparent"/>
    </style:style>
    <style:style style:name="P30" style:family="paragraph" style:parent-style-name="Text_20_body">
      <style:text-properties officeooo:rsid="003573f4" officeooo:paragraph-rsid="003573f4"/>
    </style:style>
    <style:style style:name="P31" style:family="paragraph" style:parent-style-name="Text_20_body">
      <style:text-properties officeooo:rsid="003ace85" officeooo:paragraph-rsid="003ace85"/>
    </style:style>
    <style:style style:name="P32" style:family="paragraph" style:parent-style-name="Text_20_body">
      <style:text-properties officeooo:rsid="003b6708" officeooo:paragraph-rsid="003b6708"/>
    </style:style>
    <style:style style:name="P33" style:family="paragraph" style:parent-style-name="Text_20_body">
      <style:text-properties officeooo:rsid="003c128a" officeooo:paragraph-rsid="003c128a"/>
    </style:style>
    <style:style style:name="P34" style:family="paragraph" style:parent-style-name="Text_20_body">
      <style:text-properties fo:font-weight="bold" officeooo:rsid="003ec300" officeooo:paragraph-rsid="003ec300" style:font-weight-asian="bold" style:font-weight-complex="bold"/>
    </style:style>
    <style:style style:name="P35" style:family="paragraph" style:parent-style-name="Text_20_body">
      <style:text-properties fo:font-weight="normal" officeooo:rsid="003ec300" officeooo:paragraph-rsid="003ec300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da2f8" style:font-style-asian="italic" style:font-style-complex="italic"/>
    </style:style>
    <style:style style:name="T3" style:family="text">
      <style:text-properties officeooo:rsid="00109ef3"/>
    </style:style>
    <style:style style:name="T4" style:family="text">
      <style:text-properties officeooo:rsid="0013814b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3f85d" style:font-style-asian="normal" style:font-style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1c8ec9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1e32d5" fo:background-color="#ffff00" loext:char-shading-value="0"/>
    </style:style>
    <style:style style:name="T11" style:family="text">
      <style:text-properties officeooo:rsid="0016155e" fo:background-color="#ffff00" loext:char-shading-value="0"/>
    </style:style>
    <style:style style:name="T12" style:family="text">
      <style:text-properties officeooo:rsid="0013814b" fo:background-color="#ffff00" loext:char-shading-value="0"/>
    </style:style>
    <style:style style:name="T13" style:family="text">
      <style:text-properties officeooo:rsid="00256707" fo:background-color="#ffff00" loext:char-shading-value="0"/>
    </style:style>
    <style:style style:name="T14" style:family="text">
      <style:text-properties officeooo:rsid="00269236" fo:background-color="#ffff00" loext:char-shading-value="0"/>
    </style:style>
    <style:style style:name="T15" style:family="text">
      <style:text-properties officeooo:rsid="00401d83" fo:background-color="#ffff00" loext:char-shading-value="0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1e2dd3" fo:background-color="transparent" loext:char-shading-value="0"/>
    </style:style>
    <style:style style:name="T18" style:family="text">
      <style:text-properties officeooo:rsid="001c8ec9" fo:background-color="transparent" loext:char-shading-value="0"/>
    </style:style>
    <style:style style:name="T19" style:family="text">
      <style:text-properties officeooo:rsid="0020ceb6" fo:background-color="transparent" loext:char-shading-value="0"/>
    </style:style>
    <style:style style:name="T20" style:family="text">
      <style:text-properties officeooo:rsid="001ff1f4" fo:background-color="transparent" loext:char-shading-value="0"/>
    </style:style>
    <style:style style:name="T21" style:family="text">
      <style:text-properties officeooo:rsid="0022a12e"/>
    </style:style>
    <style:style style:name="T22" style:family="text">
      <style:text-properties officeooo:rsid="0036c9c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ection 7 – Eloquent</text:p>
      <text:p text:style-name="P1">29 – Basic Eloquent Relationships</text:p>
      <text:p text:style-name="P4">Basic relationships:</text:p>
      <text:p text:style-name="P4">hasMany 1 – n</text:p>
      <text:p text:style-name="P4">hasOne 1 – 1</text:p>
      <text:p text:style-name="P4">belongsTo 1 – n</text:p>
      <text:p text:style-name="P4">belongToMany n – m</text:p>
      <text:p text:style-name="P4"/>
      <text:p text:style-name="Text_20_body">Declare a relationship: <text:span text:style-name="T9">@29 #relationship</text:span></text:p>
      <text:p text:style-name="P15">Use the relationship: $user→articles // Note, no paranthesis here</text:p>
      <text:p text:style-name="P4"/>
      <text:p text:style-name="P2">30 – Understanding foreign keys and Database factories</text:p>
      <text:p text:style-name="P7">Factories</text:p>
      <text:p text:style-name="P12">Create a factory: php artisan make:factory ArticleFactory -<text:span text:style-name="T3">m “App\Article”</text:span></text:p>
      <text:p text:style-name="P5">An example of a User factory: <text:span text:style-name="T9">@30 #factory</text:span></text:p>
      <text:p text:style-name="P6">Create a dummy for user in database: </text:p>
      <text:p text:style-name="P6">factory(App\User::class, <text:span text:style-name="T1">number of dummies)→</text:span><text:span text:style-name="T5">create(</text:span><text:span text:style-name="T6">[“title”=&gt;”will be overwritten”]</text:span><text:span text:style-name="T5">)</text:span><text:span text:style-name="T1">;</text:span></text:p>
      <text:p text:style-name="P14">Generate dummy data from faker: <text:span text:style-name="T12">@30 #factory #faker #testing</text:span></text:p>
      <text:p text:style-name="P13">$faker→sentence()</text:p>
      <text:p text:style-name="P13">$faker→factory(\App\User::class) // Will create a User and give the primary key. <text:span text:style-name="T4"><text:s/></text:span></text:p>
      <text:p text:style-name="P13"/>
      <text:p text:style-name="P8">Foreign keys</text:p>
      <text:p text:style-name="P16">Add foreign key: <text:span text:style-name="T11">@30 #foreignkey</text:span></text:p>
      <text:p text:style-name="P16"/>
      <text:p text:style-name="P3">31 – Many to many Relationships with linking tables</text:p>
      <text:p text:style-name="P9">Creating linking table <text:span text:style-name="T10">@31 #manytomany</text:span></text:p>
      <text:p text:style-name="P17">For example in the same migration as one of the relatives, Schema::create …</text:p>
      <text:p text:style-name="P17">Name the table like “article_tag”. Follow <text:span text:style-name="T7">alphabetic</text:span> order.</text:p>
      <text:p text:style-name="P18">Add a unique, $table→unique([“article_id”, “tag_id”); → </text:p>
      <text:p text:style-name="P18"><text:span text:style-name="T21"><text:tab/>Defines that the combination of those has to be unique</text:span><text:span text:style-name="T18">.</text:span></text:p>
      <text:p text:style-name="P19"><text:soft-page-break/></text:p>
      <text:p text:style-name="P11"><text:span text:style-name="T8">A</text:span>dd foreign key <text:span text:style-name="T13">@31 #foreignkey </text:span><text:span text:style-name="T14">#dropforeignkey</text:span></text:p>
      <text:p text:style-name="P19">$table→foreign(“article_id”)→references(“id”)→on(“articles”)-&gt;onDelete(“cascade”);</text:p>
      <text:p text:style-name="P19">$table→foreign(“tag_id”)→references(“id”)→on(“tags”)→onDelete(“cascade”);</text:p>
      <text:p text:style-name="P23"><text:span text:style-name="T17">r</text:span><text:span text:style-name="T16">ollback:</text:span></text:p>
      <text:p text:style-name="P27">$table→dropForeign(“article_tag_article_id_foreign”);</text:p>
      <text:p text:style-name="P27">$table-&gt;dropForeign(“article_tag_tag_id_foreign”);</text:p>
      <text:p text:style-name="P27"/>
      <text:p text:style-name="P19"/>
      <text:p text:style-name="P21"><text:span text:style-name="T17">p</text:span><text:span text:style-name="T16">luck: </text:span></text:p>
      <text:p text:style-name="P28">Simplify the output of a query to a specific property</text:p>
      <text:p text:style-name="P22"><text:span text:style-name="T20">$article→tags→pluck(“name”) // </text:span><text:span text:style-name="T19">Will give only the names of the tags</text:span></text:p>
      <text:p text:style-name="P29"/>
      <text:p text:style-name="P10"><text:span text:style-name="T19">R</text:span><text:span text:style-name="T16">etrieve items</text:span></text:p>
      <text:p text:style-name="P20">A specific one: \App\Article::find(<text:span text:style-name="T1">id</text:span>);</text:p>
      <text:p text:style-name="P20">First: \App\Article::first();</text:p>
      <text:p text:style-name="P20"/>
      <text:p text:style-name="P24">31 – Display all tags under each article</text:p>
      <text:p text:style-name="P30">Two methods: controller gibt die nötige View wieder zu der Anfrage oder query parameter in der URL.</text:p>
      <text:p text:style-name="P30">Query Parameter in der URL: @<text:span text:style-name="T22">31 #queryurl</text:span></text:p>
      <text:p text:style-name="P30"/>
      <text:p text:style-name="P31">forelse: @31 #forelse</text:p>
      <text:p text:style-name="P31">foreach loop mit einem else für den Fall, dass das iterationsobjekt leer ist.</text:p>
      <text:p text:style-name="P30"/>
      <text:p text:style-name="P25">32 – Attach and Validate Many-to-Many relationships</text:p>
      <text:p text:style-name="P32">Name of the html-elements will be mirrored in the request!</text:p>
      <text:p text:style-name="P33">Attach tags to an article: $article→tags()→attach(t<text:span text:style-name="T1">ag </text:span><text:span text:style-name="T2">or array of tags</text:span>); @32 #attach</text:p>
      <text:p text:style-name="P34">validating an array of objects</text:p>
      <text:p text:style-name="P35">In request validation, “tags” =&gt; “exists:tags, id” // Check if the tag with the given id exists in tags table @32 #validation #many #array #tag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22:18:05.597726137</meta:creation-date>
    <meta:generator>LibreOffice/6.4.4.2$Linux_X86_64 LibreOffice_project/40$Build-2</meta:generator>
    <dc:date>2020-07-14T10:40:52.787760476</dc:date>
    <meta:editing-duration>PT4H18M26S</meta:editing-duration>
    <meta:editing-cycles>35</meta:editing-cycles>
    <meta:document-statistic meta:table-count="0" meta:image-count="0" meta:object-count="0" meta:page-count="2" meta:paragraph-count="48" meta:word-count="296" meta:character-count="2244" meta:non-whitespace-character-count="1980"/>
  </office:meta>
</office:document-meta>
</file>